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EJERCICIO 2 EXAMEN</text:p>
          </table:table-cell>
          <table:table-cell table:number-columns-repeated="11"/>
        </table:table-row>
        <table:table-row table:style-name="ro2" table:number-rows-repeated="5">
          <table:table-cell table:number-columns-repeated="12"/>
        </table:table-row>
        <table:table-row table:style-name="ro2">
          <table:table-cell/>
          <table:table-cell office:value-type="string" calcext:value-type="string">
            <text:p>Tabla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Industria A</text:p>
          </table:table-cell>
          <table:table-cell office:value-type="string" calcext:value-type="string">
            <text:p>Industria B</text:p>
          </table:table-cell>
          <table:table-cell office:value-type="string" calcext:value-type="string">
            <text:p>Industria C</text:p>
          </table:table-cell>
          <table:table-cell office:value-type="string" calcext:value-type="string">
            <text:p>Industria D</text:p>
          </table:table-cell>
          <table:table-cell office:value-type="string" calcext:value-type="string">
            <text:p>Industria E</text:p>
          </table:table-cell>
          <table:table-cell office:value-type="string" calcext:value-type="string">
            <text:p>Demanda Externa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Nueva Demand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dustria A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460" calcext:value-type="float">
            <text:p>46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table:formula="of:=SUM([.D9:.I9])" office:value-type="float" office:value="1370" calcext:value-type="float">
            <text:p>1370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dustria B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480" calcext:value-type="float">
            <text:p>480</text:p>
          </table:table-cell>
          <table:table-cell table:formula="of:=SUM([.D10:.I10])" office:value-type="float" office:value="1215" calcext:value-type="float">
            <text:p>1215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dustria C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SUM([.D11:.I11])" office:value-type="float" office:value="1930" calcext:value-type="float">
            <text:p>1930</text:p>
          </table:table-cell>
          <table:table-cell/>
          <table:table-cell office:value-type="float" office:value="1500" calcext:value-type="float">
            <text:p>150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dustria 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80" calcext:value-type="float">
            <text:p>280</text:p>
          </table:table-cell>
          <table:table-cell office:value-type="float" office:value="1270" calcext:value-type="float">
            <text:p>1270</text:p>
          </table:table-cell>
          <table:table-cell table:formula="of:=SUM([.D12:.I12])" office:value-type="float" office:value="1900" calcext:value-type="float">
            <text:p>1900</text:p>
          </table:table-cell>
          <table:table-cell/>
          <table:table-cell office:value-type="float" office:value="1270" calcext:value-type="float">
            <text:p>127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dustria E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table:formula="of:=SUM([.D13:.I13])" office:value-type="float" office:value="2260" calcext:value-type="float">
            <text:p>2260</text:p>
          </table:table-cell>
          <table:table-cell/>
          <table:table-cell office:value-type="float" office:value="2100" calcext:value-type="float">
            <text:p>210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tros</text:p>
          </table:table-cell>
          <table:table-cell table:formula="of:=[.D15]-SUM([.D9:.D13])" office:value-type="float" office:value="370" calcext:value-type="float">
            <text:p>370</text:p>
          </table:table-cell>
          <table:table-cell table:formula="of:=[.E15]-SUM([.E9:.E13])" office:value-type="float" office:value="765" calcext:value-type="float">
            <text:p>765</text:p>
          </table:table-cell>
          <table:table-cell table:formula="of:=[.F15]-SUM([.F9:.F13])" office:value-type="float" office:value="360" calcext:value-type="float">
            <text:p>360</text:p>
          </table:table-cell>
          <table:table-cell table:formula="of:=[.G15]-SUM([.G9:.G13])" office:value-type="float" office:value="730" calcext:value-type="float">
            <text:p>730</text:p>
          </table:table-cell>
          <table:table-cell table:formula="of:=[.H15]-SUM([.H9:.H13])" office:value-type="float" office:value="1805" calcext:value-type="float">
            <text:p>18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number-matrix-columns-spanned="5" table:number-matrix-rows-spanned="1" table:formula="of:=TRANSPOSE([.J9:.J13])" office:value-type="float" office:value="1370" calcext:value-type="float">
            <text:p>1370</text:p>
          </table:table-cell>
          <table:table-cell office:value-type="float" office:value="1215" calcext:value-type="float">
            <text:p>1215</text:p>
          </table:table-cell>
          <table:table-cell office:value-type="float" office:value="1930" calcext:value-type="float">
            <text:p>1930</text:p>
          </table:table-cell>
          <table:table-cell office:value-type="float" office:value="1900" calcext:value-type="float">
            <text:p>1900</text:p>
          </table:table-cell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2" table:number-rows-repeated="3">
          <table:table-cell table:number-columns-repeated="12"/>
        </table:table-row>
        <table:table-row table:style-name="ro2">
          <table:table-cell/>
          <table:table-cell office:value-type="string" calcext:value-type="string">
            <text:p>Matriz Tecnológica(T)</text:p>
          </table:table-cell>
          <table:table-cell table:number-columns-repeated="10"/>
        </table:table-row>
        <table:table-row table:style-name="ro2">
          <table:table-cell table:number-columns-repeated="3"/>
          <table:table-cell table:formula="of:=[.D9]/[.$J$9]" office:value-type="float" office:value="0.175182481751825" calcext:value-type="float">
            <text:p>0,175182481751825</text:p>
          </table:table-cell>
          <table:table-cell table:formula="of:=[.E9]/[.$J$10]" office:value-type="float" office:value="0.123456790123457" calcext:value-type="float">
            <text:p>0,123456790123457</text:p>
          </table:table-cell>
          <table:table-cell table:formula="of:=[.F9]/[.$J$11]" office:value-type="float" office:value="0.238341968911917" calcext:value-type="float">
            <text:p>0,238341968911917</text:p>
          </table:table-cell>
          <table:table-cell table:formula="of:=[.G9]/[.$J$12]" office:value-type="float" office:value="0.068421052631579" calcext:value-type="float">
            <text:p>0,068421052631579</text:p>
          </table:table-cell>
          <table:table-cell table:formula="of:=[.H9]/[.$J$13]" office:value-type="float" office:value="0.0619469026548673" calcext:value-type="float">
            <text:p>0,0619469026548673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[.D10]/[.$J$9]" office:value-type="float" office:value="0.262773722627737" calcext:value-type="float">
            <text:p>0,262773722627737</text:p>
          </table:table-cell>
          <table:table-cell table:formula="of:=[.E10]/[.$J$10]" office:value-type="float" office:value="0" calcext:value-type="float">
            <text:p>0</text:p>
          </table:table-cell>
          <table:table-cell table:formula="of:=[.F10]/[.$J$11]" office:value-type="float" office:value="0" calcext:value-type="float">
            <text:p>0</text:p>
          </table:table-cell>
          <table:table-cell table:formula="of:=[.G10]/[.$J$12]" office:value-type="float" office:value="0.178947368421053" calcext:value-type="float">
            <text:p>0,178947368421053</text:p>
          </table:table-cell>
          <table:table-cell table:formula="of:=[.H10]/[.$J$13]" office:value-type="float" office:value="0.0154867256637168" calcext:value-type="float">
            <text:p>0,0154867256637168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[.D11]/[.$J$9]" office:value-type="float" office:value="0" calcext:value-type="float">
            <text:p>0</text:p>
          </table:table-cell>
          <table:table-cell table:formula="of:=[.E11]/[.$J$10]" office:value-type="float" office:value="0.246913580246914" calcext:value-type="float">
            <text:p>0,246913580246914</text:p>
          </table:table-cell>
          <table:table-cell table:formula="of:=[.F11]/[.$J$11]" office:value-type="float" office:value="0.0673575129533679" calcext:value-type="float">
            <text:p>0,0673575129533679</text:p>
          </table:table-cell>
          <table:table-cell table:formula="of:=[.G11]/[.$J$12]" office:value-type="float" office:value="0" calcext:value-type="float">
            <text:p>0</text:p>
          </table:table-cell>
          <table:table-cell table:formula="of:=[.H11]/[.$J$1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[.D12]/[.$J$9]" office:value-type="float" office:value="0" calcext:value-type="float">
            <text:p>0</text:p>
          </table:table-cell>
          <table:table-cell table:formula="of:=[.E12]/[.$J$10]" office:value-type="float" office:value="0" calcext:value-type="float">
            <text:p>0</text:p>
          </table:table-cell>
          <table:table-cell table:formula="of:=[.F12]/[.$J$11]" office:value-type="float" office:value="0" calcext:value-type="float">
            <text:p>0</text:p>
          </table:table-cell>
          <table:table-cell table:formula="of:=[.G12]/[.$J$12]" office:value-type="float" office:value="0.184210526315789" calcext:value-type="float">
            <text:p>0,184210526315789</text:p>
          </table:table-cell>
          <table:table-cell table:formula="of:=[.H12]/[.$J$13]" office:value-type="float" office:value="0.123893805309735" calcext:value-type="float">
            <text:p>0,123893805309735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[.D13]/[.$J$9]" office:value-type="float" office:value="0.291970802919708" calcext:value-type="float">
            <text:p>0,291970802919708</text:p>
          </table:table-cell>
          <table:table-cell table:formula="of:=[.E13]/[.$J$10]" office:value-type="float" office:value="0" calcext:value-type="float">
            <text:p>0</text:p>
          </table:table-cell>
          <table:table-cell table:formula="of:=[.F13]/[.$J$11]" office:value-type="float" office:value="0.507772020725389" calcext:value-type="float">
            <text:p>0,507772020725389</text:p>
          </table:table-cell>
          <table:table-cell table:formula="of:=[.G13]/[.$J$12]" office:value-type="float" office:value="0.184210526315789" calcext:value-type="float">
            <text:p>0,184210526315789</text:p>
          </table:table-cell>
          <table:table-cell table:formula="of:=[.H13]/[.$J$13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5">
          <table:table-cell table:number-columns-repeated="12"/>
        </table:table-row>
        <table:table-row table:style-name="ro2">
          <table:table-cell/>
          <table:table-cell office:value-type="string" calcext:value-type="string">
            <text:p>Identidad(I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3"/>
          <table:table-cell table:number-matrix-columns-spanned="5" table:number-matrix-rows-spanned="5" table:formula="of:=[.D30:.H34]-[.D20:.H24]" office:value-type="float" office:value="0.824817518248175" calcext:value-type="float">
            <text:p>0,824817518248175</text:p>
          </table:table-cell>
          <table:table-cell office:value-type="float" office:value="-0.123456790123457" calcext:value-type="float">
            <text:p>-0,123456790123457</text:p>
          </table:table-cell>
          <table:table-cell office:value-type="float" office:value="-0.238341968911917" calcext:value-type="float">
            <text:p>-0,238341968911917</text:p>
          </table:table-cell>
          <table:table-cell office:value-type="float" office:value="-0.068421052631579" calcext:value-type="float">
            <text:p>-0,068421052631579</text:p>
          </table:table-cell>
          <table:table-cell office:value-type="float" office:value="-0.0619469026548673" calcext:value-type="float">
            <text:p>-0,061946902654867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-T</text:p>
          </table:table-cell>
          <table:table-cell/>
          <table:table-cell office:value-type="float" office:value="-0.262773722627737" calcext:value-type="float">
            <text:p>-0,262773722627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78947368421053" calcext:value-type="float">
            <text:p>-0,178947368421053</text:p>
          </table:table-cell>
          <table:table-cell office:value-type="float" office:value="-0.0154867256637168" calcext:value-type="float">
            <text:p>-0,0154867256637168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246913580246914" calcext:value-type="float">
            <text:p>-0,246913580246914</text:p>
          </table:table-cell>
          <table:table-cell office:value-type="float" office:value="0.932642487046632" calcext:value-type="float">
            <text:p>0,9326424870466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1578947368421" calcext:value-type="float">
            <text:p>0,81578947368421</text:p>
          </table:table-cell>
          <table:table-cell office:value-type="float" office:value="-0.123893805309735" calcext:value-type="float">
            <text:p>-0,123893805309735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-0.291970802919708" calcext:value-type="float">
            <text:p>-0,291970802919708</text:p>
          </table:table-cell>
          <table:table-cell office:value-type="float" office:value="0" calcext:value-type="float">
            <text:p>0</text:p>
          </table:table-cell>
          <table:table-cell office:value-type="float" office:value="-0.507772020725389" calcext:value-type="float">
            <text:p>-0,507772020725389</text:p>
          </table:table-cell>
          <table:table-cell office:value-type="float" office:value="-0.184210526315789" calcext:value-type="float">
            <text:p>-0,18421052631578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 table:number-rows-repeated="6">
          <table:table-cell table:number-columns-repeated="12"/>
        </table:table-row>
        <table:table-row table:style-name="ro2">
          <table:table-cell/>
          <table:table-cell office:value-type="string" calcext:value-type="string">
            <text:p>det(I-T)=</text:p>
          </table:table-cell>
          <table:table-cell table:formula="of:=MDETERM([.D38:.H42])" office:value-type="float" office:value="0.55036214496843" calcext:value-type="float">
            <text:p>0,55036214496843</text:p>
          </table:table-cell>
          <table:table-cell office:value-type="string" calcext:value-type="string">
            <text:p>!=0</text:p>
          </table:table-cell>
          <table:table-cell table:number-columns-repeated="8"/>
        </table:table-row>
        <table:table-row table:style-name="ro2" table:number-rows-repeated="6">
          <table:table-cell table:number-columns-repeated="12"/>
        </table:table-row>
        <table:table-row table:style-name="ro2">
          <table:table-cell/>
          <table:table-cell office:value-type="string" calcext:value-type="string">
            <text:p>(I-T)^-1</text:p>
          </table:table-cell>
          <table:table-cell table:number-columns-repeated="10"/>
        </table:table-row>
        <table:table-row table:style-name="ro2">
          <table:table-cell table:number-columns-repeated="3"/>
          <table:table-cell table:number-matrix-columns-spanned="5" table:number-matrix-rows-spanned="5" table:formula="of:=MINVERSE([.D38:.H42])" office:value-type="float" office:value="1.33583137938899" calcext:value-type="float">
            <text:p>1,33583137938899</text:p>
          </table:table-cell>
          <table:table-cell office:value-type="float" office:value="0.264131161258864" calcext:value-type="float">
            <text:p>0,264131161258864</text:p>
          </table:table-cell>
          <table:table-cell office:value-type="float" office:value="0.401815513403905" calcext:value-type="float">
            <text:p>0,401815513403905</text:p>
          </table:table-cell>
          <table:table-cell office:value-type="float" office:value="0.195041699821227" calcext:value-type="float">
            <text:p>0,195041699821227</text:p>
          </table:table-cell>
          <table:table-cell office:value-type="float" office:value="0.111005601640912" calcext:value-type="float">
            <text:p>0,111005601640912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0.370325093922957" calcext:value-type="float">
            <text:p>0,370325093922957</text:p>
          </table:table-cell>
          <table:table-cell office:value-type="float" office:value="1.07915897580285" calcext:value-type="float">
            <text:p>1,07915897580285</text:p>
          </table:table-cell>
          <table:table-cell office:value-type="float" office:value="0.135431305040082" calcext:value-type="float">
            <text:p>0,135431305040082</text:p>
          </table:table-cell>
          <table:table-cell office:value-type="float" office:value="0.284696885949277" calcext:value-type="float">
            <text:p>0,284696885949277</text:p>
          </table:table-cell>
          <table:table-cell office:value-type="float" office:value="0.0749253121097838" calcext:value-type="float">
            <text:p>0,0749253121097838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0.0980421716421546" calcext:value-type="float">
            <text:p>0,0980421716421546</text:p>
          </table:table-cell>
          <table:table-cell office:value-type="float" office:value="0.28570326794232" calcext:value-type="float">
            <text:p>0,28570326794232</text:p>
          </table:table-cell>
          <table:table-cell office:value-type="float" office:value="1.10807714934532" calcext:value-type="float">
            <text:p>1,10807714934532</text:p>
          </table:table-cell>
          <table:table-cell office:value-type="float" office:value="0.0753724265956248" calcext:value-type="float">
            <text:p>0,0753724265956248</text:p>
          </table:table-cell>
          <table:table-cell office:value-type="float" office:value="0.019836193740999" calcext:value-type="float">
            <text:p>0,019836193740999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0.0687157810962772" calcext:value-type="float">
            <text:p>0,0687157810962772</text:p>
          </table:table-cell>
          <table:table-cell office:value-type="float" office:value="0.0347152596984802" calcext:value-type="float">
            <text:p>0,0347152596984802</text:p>
          </table:table-cell>
          <table:table-cell office:value-type="float" office:value="0.106238911230706" calcext:value-type="float">
            <text:p>0,106238911230706</text:p>
          </table:table-cell>
          <table:table-cell office:value-type="float" office:value="1.27596365264124" calcext:value-type="float">
            <text:p>1,27596365264124</text:p>
          </table:table-cell>
          <table:table-cell office:value-type="float" office:value="0.162878347868351" calcext:value-type="float">
            <text:p>0,162878347868351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0.452465002218532" calcext:value-type="float">
            <text:p>0,452465002218532</text:p>
          </table:table-cell>
          <table:table-cell office:value-type="float" office:value="0.22858562918003" calcext:value-type="float">
            <text:p>0,22858562918003</text:p>
          </table:table-cell>
          <table:table-cell office:value-type="float" office:value="0.699539297069857" calcext:value-type="float">
            <text:p>0,699539297069857</text:p>
          </table:table-cell>
          <table:table-cell office:value-type="float" office:value="0.330264427071925" calcext:value-type="float">
            <text:p>0,330264427071925</text:p>
          </table:table-cell>
          <table:table-cell office:value-type="float" office:value="1.07248656500533" calcext:value-type="float">
            <text:p>1,07248656500533</text:p>
          </table:table-cell>
          <table:table-cell table:number-columns-repeated="4"/>
        </table:table-row>
        <table:table-row table:style-name="ro2" table:number-rows-repeated="4">
          <table:table-cell table:number-columns-repeated="12"/>
        </table:table-row>
        <table:table-row table:style-name="ro2">
          <table:table-cell/>
          <table:table-cell office:value-type="string" calcext:value-type="string">
            <text:p>x= (I-T)^-1*d</text:p>
          </table:table-cell>
          <table:table-cell table:number-columns-repeated="10"/>
        </table:table-row>
        <table:table-row table:style-name="ro2">
          <table:table-cell table:number-columns-repeated="3"/>
          <table:table-cell table:number-matrix-columns-spanned="1" table:number-matrix-rows-spanned="5" table:formula="of:=MMULT([.D57:.H61];[.L9:.L13])" office:value-type="float" office:value="1544.27879457623" calcext:value-type="float">
            <text:p>1544,27879457623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1332.63274001236" calcext:value-type="float">
            <text:p>1332,63274001236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1961.14282417337" calcext:value-type="float">
            <text:p>1961,14282417337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2155.71900615331" calcext:value-type="float">
            <text:p>2155,71900615331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3943.80390705836" calcext:value-type="float">
            <text:p>3943,80390705836</text:p>
          </table:table-cell>
          <table:table-cell table:number-columns-repeated="8"/>
        </table:table-row>
        <table:table-row table:style-name="ro2" table:number-rows-repeated="4">
          <table:table-cell table:number-columns-repeated="12"/>
        </table:table-row>
        <table:table-row table:style-name="ro2">
          <table:table-cell/>
          <table:table-cell office:value-type="string" calcext:value-type="string">
            <text:p>Nueva Tabla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Industria A</text:p>
          </table:table-cell>
          <table:table-cell office:value-type="string" calcext:value-type="string">
            <text:p>Industria B</text:p>
          </table:table-cell>
          <table:table-cell office:value-type="string" calcext:value-type="string">
            <text:p>Industria C</text:p>
          </table:table-cell>
          <table:table-cell office:value-type="string" calcext:value-type="string">
            <text:p>Industria D</text:p>
          </table:table-cell>
          <table:table-cell office:value-type="string" calcext:value-type="string">
            <text:p>Industria E</text:p>
          </table:table-cell>
          <table:table-cell office:value-type="string" calcext:value-type="string">
            <text:p>Demanda Externa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ndustria A</text:p>
          </table:table-cell>
          <table:table-cell table:formula="of:=[.$D$67]*[.D20]" office:value-type="float" office:value="270.530591750581" calcext:value-type="float">
            <text:p>270,530591750581</text:p>
          </table:table-cell>
          <table:table-cell table:formula="of:=[.$D$68]*[.E20]" office:value-type="float" office:value="164.522560495353" calcext:value-type="float">
            <text:p>164,522560495353</text:p>
          </table:table-cell>
          <table:table-cell table:formula="of:=[.$D$69]*[.F20]" office:value-type="float" office:value="467.422642030958" calcext:value-type="float">
            <text:p>467,422642030958</text:p>
          </table:table-cell>
          <table:table-cell table:formula="of:=[.$D$70]*[.G20]" office:value-type="float" office:value="147.496563578911" calcext:value-type="float">
            <text:p>147,496563578911</text:p>
          </table:table-cell>
          <table:table-cell table:formula="of:=[.$D$71]*[.H20]" office:value-type="float" office:value="244.306436720429" calcext:value-type="float">
            <text:p>244,306436720429</text:p>
          </table:table-cell>
          <table:table-cell office:value-type="float" office:value="250" calcext:value-type="float">
            <text:p>250</text:p>
          </table:table-cell>
          <table:table-cell table:formula="of:=SUM([.D79:.I79])" office:value-type="float" office:value="1544.27879457623" calcext:value-type="float">
            <text:p>1544,278794576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ndustria B</text:p>
          </table:table-cell>
          <table:table-cell table:formula="of:=[.$D$67]*[.D21]" office:value-type="float" office:value="405.795887625871" calcext:value-type="float">
            <text:p>405,795887625871</text:p>
          </table:table-cell>
          <table:table-cell table:formula="of:=[.$D$68]*[.E21]" office:value-type="float" office:value="0" calcext:value-type="float">
            <text:p>0</text:p>
          </table:table-cell>
          <table:table-cell table:formula="of:=[.$D$69]*[.F21]" office:value-type="float" office:value="0" calcext:value-type="float">
            <text:p>0</text:p>
          </table:table-cell>
          <table:table-cell table:formula="of:=[.$D$70]*[.G21]" office:value-type="float" office:value="385.760243206382" calcext:value-type="float">
            <text:p>385,760243206382</text:p>
          </table:table-cell>
          <table:table-cell table:formula="of:=[.$D$71]*[.H21]" office:value-type="float" office:value="61.0766091801074" calcext:value-type="float">
            <text:p>61,0766091801074</text:p>
          </table:table-cell>
          <table:table-cell office:value-type="float" office:value="480" calcext:value-type="float">
            <text:p>480</text:p>
          </table:table-cell>
          <table:table-cell table:formula="of:=SUM([.D80:.I80])" office:value-type="float" office:value="1332.63274001236" calcext:value-type="float">
            <text:p>1332,632740012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ndustria C</text:p>
          </table:table-cell>
          <table:table-cell table:formula="of:=[.$D$67]*[.D22]" office:value-type="float" office:value="0" calcext:value-type="float">
            <text:p>0</text:p>
          </table:table-cell>
          <table:table-cell table:formula="of:=[.$D$68]*[.E22]" office:value-type="float" office:value="329.045120990706" calcext:value-type="float">
            <text:p>329,045120990706</text:p>
          </table:table-cell>
          <table:table-cell table:formula="of:=[.$D$69]*[.F22]" office:value-type="float" office:value="132.097703182662" calcext:value-type="float">
            <text:p>132,097703182662</text:p>
          </table:table-cell>
          <table:table-cell table:formula="of:=[.$D$70]*[.G22]" office:value-type="float" office:value="0" calcext:value-type="float">
            <text:p>0</text:p>
          </table:table-cell>
          <table:table-cell table:formula="of:=[.$D$71]*[.H22]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SUM([.D81:.I81])" office:value-type="float" office:value="1961.14282417337" calcext:value-type="float">
            <text:p>1961,1428241733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ndustria D</text:p>
          </table:table-cell>
          <table:table-cell table:formula="of:=[.$D$67]*[.D23]" office:value-type="float" office:value="0" calcext:value-type="float">
            <text:p>0</text:p>
          </table:table-cell>
          <table:table-cell table:formula="of:=[.$D$68]*[.E23]" office:value-type="float" office:value="0" calcext:value-type="float">
            <text:p>0</text:p>
          </table:table-cell>
          <table:table-cell table:formula="of:=[.$D$69]*[.F23]" office:value-type="float" office:value="0" calcext:value-type="float">
            <text:p>0</text:p>
          </table:table-cell>
          <table:table-cell table:formula="of:=[.$D$70]*[.G23]" office:value-type="float" office:value="397.106132712452" calcext:value-type="float">
            <text:p>397,106132712452</text:p>
          </table:table-cell>
          <table:table-cell table:formula="of:=[.$D$71]*[.H23]" office:value-type="float" office:value="488.612873440859" calcext:value-type="float">
            <text:p>488,612873440859</text:p>
          </table:table-cell>
          <table:table-cell office:value-type="float" office:value="1270" calcext:value-type="float">
            <text:p>1270</text:p>
          </table:table-cell>
          <table:table-cell table:formula="of:=SUM([.D82:.I82])" office:value-type="float" office:value="2155.71900615331" calcext:value-type="float">
            <text:p>2155,719006153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ndustria E</text:p>
          </table:table-cell>
          <table:table-cell table:formula="of:=[.$D$67]*[.D24]" office:value-type="float" office:value="450.884319584301" calcext:value-type="float">
            <text:p>450,884319584301</text:p>
          </table:table-cell>
          <table:table-cell table:formula="of:=[.$D$68]*[.E24]" office:value-type="float" office:value="0" calcext:value-type="float">
            <text:p>0</text:p>
          </table:table-cell>
          <table:table-cell table:formula="of:=[.$D$69]*[.F24]" office:value-type="float" office:value="995.813454761607" calcext:value-type="float">
            <text:p>995,813454761607</text:p>
          </table:table-cell>
          <table:table-cell table:formula="of:=[.$D$70]*[.G24]" office:value-type="float" office:value="397.106132712452" calcext:value-type="float">
            <text:p>397,106132712452</text:p>
          </table:table-cell>
          <table:table-cell table:formula="of:=[.$D$71]*[.H24]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formula="of:=SUM([.D83:.I83])" office:value-type="float" office:value="3943.80390705836" calcext:value-type="float">
            <text:p>3943,803907058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Otros</text:p>
          </table:table-cell>
          <table:table-cell table:formula="of:=[.D85]-SUM([.D79:.D83])" office:value-type="float" office:value="417.067995615479" calcext:value-type="float">
            <text:p>417,067995615479</text:p>
          </table:table-cell>
          <table:table-cell table:formula="of:=[.E85]-SUM([.E79:.E83])" office:value-type="float" office:value="839.065058526301" calcext:value-type="float">
            <text:p>839,065058526301</text:p>
          </table:table-cell>
          <table:table-cell table:formula="of:=[.F85]-SUM([.F79:.F83])" office:value-type="float" office:value="365.809024198141" calcext:value-type="float">
            <text:p>365,809024198141</text:p>
          </table:table-cell>
          <table:table-cell table:formula="of:=[.G85]-SUM([.G79:.G83])" office:value-type="float" office:value="828.249933943114" calcext:value-type="float">
            <text:p>828,249933943114</text:p>
          </table:table-cell>
          <table:table-cell table:formula="of:=[.H85]-SUM([.H79:.H83])" office:value-type="float" office:value="3149.80798771696" calcext:value-type="float">
            <text:p>3149,8079877169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number-matrix-columns-spanned="5" table:number-matrix-rows-spanned="1" table:formula="of:=TRANSPOSE([.J79:.J83])" office:value-type="float" office:value="1544.27879457623" calcext:value-type="float">
            <text:p>1544,27879457623</text:p>
          </table:table-cell>
          <table:table-cell office:value-type="float" office:value="1332.63274001236" calcext:value-type="float">
            <text:p>1332,63274001236</text:p>
          </table:table-cell>
          <table:table-cell office:value-type="float" office:value="1961.14282417337" calcext:value-type="float">
            <text:p>1961,14282417337</text:p>
          </table:table-cell>
          <table:table-cell office:value-type="float" office:value="2155.71900615331" calcext:value-type="float">
            <text:p>2155,71900615331</text:p>
          </table:table-cell>
          <table:table-cell office:value-type="float" office:value="3943.80390705836" calcext:value-type="float">
            <text:p>3943,8039070583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3:32:01.076581130</meta:creation-date>
    <dc:date>2023-05-22T13:58:16.886597597</dc:date>
    <meta:editing-duration>PT14M40S</meta:editing-duration>
    <meta:editing-cycles>2</meta:editing-cycles>
    <meta:generator>LibreOffice/7.3.7.2$Linux_X86_64 LibreOffice_project/30$Build-2</meta:generator>
    <meta:document-statistic meta:table-count="1" meta:cell-count="240" meta:object-count="0"/>
  </office:meta>
</office:document-meta>
</file>